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line-height="100%"/>
      <style:text-properties style:font-name="Times New Roman" fo:font-size="12pt" fo:language="en" fo:country="US" fo:font-style="normal" style:text-underline-style="solid" style:text-underline-width="auto" style:text-underline-color="font-color" fo:font-weight="bold" officeooo:paragraph-rsid="006eca66" style:font-name-asian="Times New Roman1" style:font-size-asian="12pt" style:font-style-asian="normal" style:font-weight-asian="bold" style:font-name-complex="Times New Roman1" style:font-size-complex="12pt" style:font-style-complex="normal" style:font-weight-complex="bold"/>
    </style:style>
    <style:style style:name="P2" style:family="paragraph" style:parent-style-name="Standard">
      <style:paragraph-properties fo:line-height="200%"/>
      <style:text-properties officeooo:paragraph-rsid="000be7cf"/>
    </style:style>
    <style:style style:name="P3" style:family="paragraph" style:parent-style-name="Standard">
      <style:paragraph-properties fo:line-height="200%"/>
      <style:text-properties style:font-name="Times New Roman" fo:font-size="12pt" fo:language="en" fo:country="US" fo:font-style="normal" style:text-underline-style="solid" style:text-underline-width="auto" style:text-underline-color="font-color" fo:font-weight="normal" officeooo:paragraph-rsid="000be7cf"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200%"/>
      <style:text-properties style:font-name="Times New Roman" fo:font-size="12pt" fo:language="en" fo:country="US" fo:font-style="normal" style:text-underline-style="solid" style:text-underline-width="auto" style:text-underline-color="font-color" fo:font-weight="normal" officeooo:paragraph-rsid="00834824"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Text_20_body">
      <style:paragraph-properties fo:line-height="100%"/>
      <style:text-properties style:font-name="Times New Roman" fo:font-size="12pt" fo:language="en" fo:country="US" fo:font-style="normal" style:text-underline-style="solid" style:text-underline-width="auto" style:text-underline-color="font-color" fo:font-weight="bold" officeooo:paragraph-rsid="000be7cf" style:font-name-asian="Times New Roman1" style:font-size-asian="12pt" style:font-style-asian="normal" style:font-weight-asian="bold" style:font-name-complex="Times New Roman1" style:font-size-complex="12pt" style:font-style-complex="normal" style:font-weight-complex="bold"/>
    </style:style>
    <style:style style:name="P6" style:family="paragraph" style:parent-style-name="Text_20_body">
      <style:paragraph-properties fo:line-height="100%"/>
      <style:text-properties style:font-name="Times New Roman" fo:font-size="12pt" fo:font-style="italic" officeooo:paragraph-rsid="0068dad3" style:font-size-asian="12pt" style:font-style-asian="italic" style:font-size-complex="12pt" style:font-style-complex="italic"/>
    </style:style>
    <style:style style:name="P7" style:family="paragraph" style:parent-style-name="Text_20_body">
      <style:text-properties style:font-name="Times New Roman" fo:font-size="12pt" fo:font-style="italic" fo:font-weight="normal" officeooo:rsid="00815409" officeooo:paragraph-rsid="00815409" style:font-size-asian="12pt" style:font-style-asian="italic" style:font-weight-asian="normal" style:font-size-complex="12pt" style:font-style-complex="italic" style:font-weight-complex="normal"/>
    </style:style>
    <style:style style:name="P8" style:family="paragraph" style:parent-style-name="Text_20_body">
      <style:paragraph-properties fo:line-height="100%"/>
      <style:text-properties style:font-name="Times New Roman" fo:font-size="14pt" style:text-underline-style="solid" style:text-underline-width="auto" style:text-underline-color="font-color" fo:font-weight="bold" officeooo:paragraph-rsid="0068dad3" style:font-weight-asian="bold" style:font-weight-complex="bold"/>
    </style:style>
    <style:style style:name="P9" style:family="paragraph" style:parent-style-name="Text_20_body">
      <style:text-properties style:font-name="Times New Roman" style:text-underline-style="solid" style:text-underline-width="auto" style:text-underline-color="font-color" fo:font-weight="bold" style:font-weight-asian="bold" style:font-weight-complex="bold"/>
    </style:style>
    <style:style style:name="P10" style:family="paragraph" style:parent-style-name="Text_20_body" style:list-style-name="L3"/>
    <style:style style:name="P11" style:family="paragraph" style:parent-style-name="Text_20_body" style:list-style-name="L2">
      <style:paragraph-properties fo:line-height="100%"/>
      <style:text-properties officeooo:paragraph-rsid="0068dad3"/>
    </style:style>
    <style:style style:name="P12" style:family="paragraph" style:parent-style-name="Text_20_body">
      <style:paragraph-properties fo:line-height="100%"/>
      <style:text-properties officeooo:paragraph-rsid="0068dad3"/>
    </style:style>
    <style:style style:name="P13" style:family="paragraph" style:parent-style-name="Text_20_body">
      <style:paragraph-properties fo:line-height="100%"/>
      <style:text-properties officeooo:paragraph-rsid="00793577"/>
    </style:style>
    <style:style style:name="P14" style:family="paragraph" style:parent-style-name="Text_20_body">
      <style:paragraph-properties fo:line-height="100%"/>
      <style:text-properties fo:font-weight="normal" officeooo:rsid="00815409" officeooo:paragraph-rsid="00815409" style:font-weight-asian="normal" style:font-weight-complex="normal"/>
    </style:style>
    <style:style style:name="P15" style:family="paragraph" style:parent-style-name="Text_20_body" style:list-style-name="L3">
      <style:text-properties fo:font-weight="normal" officeooo:paragraph-rsid="0082f364" style:font-weight-asian="normal" style:font-weight-complex="normal"/>
    </style:style>
    <style:style style:name="T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style:font-name="Times New Roman" fo:font-size="12pt" fo:font-style="italic" style:font-size-asian="12pt" style:font-style-asian="italic" style:font-size-complex="12pt" style:font-style-complex="italic"/>
    </style:style>
    <style:style style:name="T3" style:family="text">
      <style:text-properties style:font-name="Times New Roman" fo:font-size="12pt" fo:font-style="normal" fo:font-weight="normal" officeooo:rsid="006eca66" style:font-size-asian="12pt" style:font-style-asian="normal" style:font-weight-asian="normal" style:font-size-complex="12pt" style:font-style-complex="normal" style:font-weight-complex="normal"/>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fo:font-weight="normal" officeooo:rsid="006eca66" style:font-size-asian="12pt" style:font-weight-asian="normal" style:font-size-complex="12pt" style:font-weight-complex="normal"/>
    </style:style>
    <style:style style:name="T6" style:family="text">
      <style:text-properties style:font-name="Times New Roman" fo:font-size="12pt" fo:font-weight="normal" officeooo:rsid="00737798" style:font-size-asian="12pt" style:font-weight-asian="normal" style:font-size-complex="12pt" style:font-weight-complex="normal"/>
    </style:style>
    <style:style style:name="T7" style:family="text">
      <style:text-properties style:font-name="Times New Roman" fo:font-size="12pt" fo:font-weight="normal" officeooo:rsid="00793577" style:font-size-asian="12pt" style:font-weight-asian="normal" style:font-size-complex="12pt" style:font-weight-complex="normal"/>
    </style:style>
    <style:style style:name="T8" style:family="text">
      <style:text-properties style:font-name="Times New Roman" fo:font-size="12pt" fo:font-weight="normal" officeooo:rsid="008296f0" style:font-size-asian="12pt" style:font-weight-asian="normal" style:font-size-complex="12pt" style:font-weight-complex="normal"/>
    </style:style>
    <style:style style:name="T9" style:family="text">
      <style:text-properties style:font-name="Times New Roman" fo:font-size="12pt" fo:font-weight="normal" officeooo:rsid="00834824" style:font-size-asian="12pt" style:font-weight-asian="normal" style:font-size-complex="12pt" style:font-weight-complex="normal"/>
    </style:style>
    <style:style style:name="T10" style:family="text">
      <style:text-properties style:font-name="Times New Roman" fo:font-size="12pt" fo:language="en" fo:country="US" fo:font-style="italic"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1" style:family="text">
      <style:text-properties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0780c6f"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normal" officeooo:rsid="00793577"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style:text-underline-style="none" fo:font-weight="normal" officeooo:rsid="0066206a"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style:text-underline-style="none" fo:font-weight="normal" officeooo:rsid="0068dad3"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en" fo:country="US" fo:font-style="normal" style:text-underline-style="none" style:font-name-asian="Times New Roman1" style:font-size-asian="12pt" style:font-style-asian="normal" style:font-name-complex="Times New Roman1" style:font-size-complex="12pt" style:font-style-complex="normal"/>
    </style:style>
    <style:style style:name="T17" style:family="text">
      <style:text-properties style:font-name="Times New Roman" fo:font-size="12pt" fo:language="en" fo:country="US" fo:font-style="normal" style:text-underline-style="none" officeooo:rsid="00780c6f" style:font-name-asian="Times New Roman1" style:font-size-asian="12pt" style:font-style-asian="normal" style:font-name-complex="Times New Roman1" style:font-size-complex="12pt" style:font-style-complex="normal"/>
    </style:style>
    <style:style style:name="T18" style:family="text">
      <style:text-properties style:font-name="Times New Roman" fo:font-size="12pt" fo:language="en" fo:country="US" fo:font-style="normal" style:text-underline-style="none" officeooo:rsid="0082f364" style:font-name-asian="Times New Roman1" style:font-size-asian="12pt" style:font-style-asian="normal" style:font-name-complex="Times New Roman1" style:font-size-complex="12pt" style:font-style-complex="normal"/>
    </style:style>
    <style:style style:name="T19" style:family="text">
      <style:text-properties style:font-name="Times New Roman" fo:font-size="12pt" style:font-size-asian="12pt" style:font-size-complex="12pt"/>
    </style:style>
    <style:style style:name="T20" style:family="text">
      <style:text-properties style:font-name="Times New Roman" fo:font-size="12pt" officeooo:rsid="00815409" style:font-size-asian="12pt" style:font-size-complex="12pt"/>
    </style:style>
    <style:style style:name="T21" style:family="text">
      <style:text-properties style:font-name="Times New Roman" fo:font-size="12pt" officeooo:rsid="008296f0" style:font-size-asian="12pt" style:font-size-complex="12pt"/>
    </style:style>
    <style:style style:name="T22" style:family="text">
      <style:text-properties fo:font-weight="normal" style:font-weight-asian="normal" style:font-weight-complex="normal"/>
    </style:style>
    <style:style style:name="T23" style:family="text">
      <style:text-properties fo:font-weight="normal" officeooo:rsid="0068dad3" style:font-weight-asian="normal" style:font-weight-complex="normal"/>
    </style:style>
    <style:style style:name="T24" style:family="text">
      <style:text-properties fo:font-size="12pt" fo:language="en" fo:country="US" fo:font-style="normal" officeooo:rsid="00780c6f" style:font-name-asian="Times New Roman1" style:font-size-asian="12pt" style:font-style-asian="normal" style:font-name-complex="Times New Roman1" style:font-size-complex="12pt" style:font-style-complex="normal"/>
    </style:style>
    <style:style style:name="T25" style:family="text">
      <style:text-properties officeooo:rsid="0083482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iscussion 1-1: The Need for Information Systems Security Compliance</text:h>
      <text:h text:style-name="P1" text:outline-level="1">What section of the SOX compliance law requires proper controls and, hence, security controls to ensure the confidentiality and integrity of financial information and recordkeeping within an IT infrastructure? Explain the information contained in this section. </text:h>
      <text:p text:style-name="P5"/>
      <text:p text:style-name="P13"><text:span text:style-name="T11"><text:tab/></text:span><text:span text:style-name="T14">The Section </text:span><text:span text:style-name="T15">404 </text:span><text:span text:style-name="T14">of the Sarbanes-Oxley (SOX) compliance law requires proper security controls to ensure confidentiality and integrity of financial data within IT infrastructure. </text:span><text:span text:style-name="T15">The Section 404 requires that publicly traded companies have internal controls and procedures for financial reporting. Implementation</text:span><text:span text:style-name="T13"> of these controls can be costly and time-consuming and have no guarantee of preventing fraud. While on the plus side the benefits include increased confidence in the financial reporting, reduced risk of fraud, and improved business processes.</text:span></text:p>
      <text:p text:style-name="P6"><text:span text:style-name="T23">Examples </text:span><text:span text:style-name="T22">of </text:span><text:span text:style-name="T23">Section 404 Controls</text:span><text:span text:style-name="T22">:</text:span></text:p>
      <text:list xml:id="list3250250571" text:style-name="L2">
        <text:list-item>
          <text:p text:style-name="P11"><text:span text:style-name="T1">Access controls: </text:span><text:span text:style-name="T3">A</text:span><text:span text:style-name="T4">re designed to ensure that only authorized </text:span><text:span text:style-name="T5">users</text:span><text:span text:style-name="T4"> have access </text:span><text:span text:style-name="T5">and</text:span><text:span text:style-name="T4"> include authentication mechanisms such as passwords, bio-metric, and multi-factor authentication.</text:span></text:p>
        </text:list-item>
        <text:list-item>
          <text:p text:style-name="P11"><text:span text:style-name="T1">Change controls: </text:span><text:span text:style-name="T5">Are </text:span><text:span text:style-name="T4">designed to ensure </text:span><text:span text:style-name="T7">that </text:span><text:span text:style-name="T4">changes to IT infrastructure </text:span><text:span text:style-name="T5">that</text:span><text:span text:style-name="T4"> supports financial reporting are properly </text:span><text:span text:style-name="T5">documented, tested, and authorized. Change controls are applied when</text:span><text:span text:style-name="T4"> changes to software, hardware, and configurations </text:span><text:span text:style-name="T5">are applied.</text:span></text:p>
        </text:list-item>
        <text:list-item>
          <text:p text:style-name="P11"><text:span text:style-name="T1">Segregation of duties controls:</text:span><text:span text:style-name="T4"> </text:span><text:span text:style-name="T6">A</text:span><text:span text:style-name="T7">re</text:span><text:span text:style-name="T4"> designed to ensure that no single </text:span><text:span text:style-name="T6">entity</text:span><text:span text:style-name="T4"> has complete control over a financial transaction </text:span><text:span text:style-name="T6">at any point and can</text:span><text:span text:style-name="T4"> include controls to separate roles of those who initiate, approve, and record financial transactions.</text:span></text:p>
        </text:list-item>
        <text:list-item>
          <text:p text:style-name="P11"><text:span text:style-name="T10">Data backup and recovery controls:</text:span><text:span text:style-name="T11"> </text:span><text:span text:style-name="T12">Are </text:span><text:span text:style-name="T11">designed to ensure that financial information and record keeping are protected from corruption </text:span><text:span text:style-name="T12">or loss and </text:span><text:span text:style-name="T11">includes regular backups and testing of recovery </text:span><text:span text:style-name="T12">procedures.</text:span></text:p>
        </text:list-item>
      </text:list>
      <text:p text:style-name="P12"><text:span text:style-name="T12"/></text:p>
      <text:p text:style-name="P12"><text:span text:style-name="T12">Deloitte. (2004, September). Ten threats to Sarbanes-Oxley compliance. Retrieved from </text:span><text:a xlink:type="simple" xlink:href="https://www2.deloitte.com/content/dam/Deloitte/us/Documents/audit/us-aers-assur-ten-threats-sep2004.pdf" text:style-name="Internet_20_link" text:visited-style-name="Visited_20_Internet_20_Link">https://www2.deloitte.com/content/dam/Deloitte/us/Documents/audit/us-aers-assur-ten-threats-sep2004.pdf</text:a></text:p>
      <text:p text:style-name="P12"><text:span text:style-name="T12">Sarbanes-Oxley-101. (n.d.). SOX 404. Retrieved from </text:span><text:a xlink:type="simple" xlink:href="https://www.sarbanes-oxley-101.com/SOX-404.htm" text:style-name="Internet_20_link" text:visited-style-name="Visited_20_Internet_20_Link">https://www.sarbanes-oxley-101.com/SOX-404.htm</text:a></text:p>
      <text:p text:style-name="P12"><text:span text:style-name="T12"/></text:p>
      <text:p text:style-name="P8"><text:span text:style-name="T24">Discussion 1-4: Auditing Standards and Frameworks </text:span></text:p>
      <text:p text:style-name="P9">Access the websites of the Department of Defense (DoD)’s Defense Information Systems Agency (DISA), National Institute of Standards and Technology (NIST), and Information Assurance Support Environment (IASE). Provide examples of the security and auditing frameworks as well as security guidelines and best practices found on these sites.</text:p>
      <text:p text:style-name="P12"><text:span text:style-name="T12"/></text:p>
      <text:p text:style-name="P14"><text:span text:style-name="T17">T</text:span><text:span text:style-name="T16">he DISA, NIST, and IASE are all involved in developing <text:s/>frameworks, creating best practices, and establishing guidelines in the realm of security and auditing. </text:span><text:span text:style-name="T18">These can be beneficial by increasing </text:span><text:soft-page-break/><text:span text:style-name="T18">consistency in security and auditing practices, improved collaboration, and more agility when responding to security risks. </text:span></text:p>
      <text:p text:style-name="P12"><text:span text:style-name="T12"/></text:p>
      <text:p text:style-name="P7">Examples of frameworks, guidelines, and best practices.</text:p>
      <text:list xml:id="list2819523747" text:style-name="L3">
        <text:list-item>
          <text:p text:style-name="P15"><text:span text:style-name="T2">Risk management frameworks</text:span><text:span text:style-name="T19">: </text:span><text:span text:style-name="T20">P</text:span><text:span text:style-name="T19">rovide</text:span><text:span text:style-name="T21">s an</text:span><text:span text:style-name="T19"> approach for identifying, assessing, and managing risks to information systems. The DoD Risk Management Framework (RMF) is an example of a risk management framework used by DISA.</text:span></text:p>
        </text:list-item>
        <text:list-item>
          <text:p text:style-name="P10"><text:span text:style-name="T1">Security controls frameworks</text:span><text:span text:style-name="T4">: </text:span><text:span text:style-name="T8">Provides</text:span><text:span text:style-name="T4"> a set of controls that organizations can use to protect information systems. The NIST Special Publication (SP) 800-53 provides a catalog of security controls that can be used to protect federal information systems.</text:span></text:p>
        </text:list-item>
        <text:list-item>
          <text:p text:style-name="P10"><text:span text:style-name="T1">Auditing frameworks</text:span><text:span text:style-name="T4">: </text:span><text:span text:style-name="T8">Provides</text:span><text:span text:style-name="T4"> guidance for auditing information systems to ensure compliance with security policies and regulations. The NIST SP 800-53A provides a methodology for conducting security assessments of information systems.</text:span></text:p>
        </text:list-item>
        <text:list-item>
          <text:p text:style-name="P10"><text:span text:style-name="T1">Security guidelines and best practices</text:span><text:span text:style-name="T4">: </text:span><text:span text:style-name="T8">Provides </text:span><text:span text:style-name="T4">guidance for implementing and maintaining information systems </text:span><text:span text:style-name="T8">securely</text:span><text:span text:style-name="T4">. The IASE </text:span><text:span text:style-name="T9">(Now the cyber.mil website)</text:span><text:span text:style-name="T4"> provides security guidelines and best practices for the DoD </text:span><text:span text:style-name="T8">and includes </text:span><text:span text:style-name="T4">guidelines for secure configuration management and </text:span><text:span text:style-name="T8">even</text:span><text:span text:style-name="T4"> securing mobile devices. </text:span><text:span text:style-name="T9">An example is the deployment of Security Technology Implementation Guides (STIGs) to help guide organizations on best practices. </text:span></text:p>
        </text:list-item>
      </text:list>
      <text:p text:style-name="P3"/>
      <text:p text:style-name="P4">Department of Defense. (n.d.). Cyber.mil. Retrieved from <text:a xlink:type="simple" xlink:href="https://public.cyber.mil/" text:style-name="Internet_20_link" text:visited-style-name="Visited_20_Internet_20_Link">https://public.cyber.mil/</text:a></text:p>
      <text:p text:style-name="P4"/>
      <text:p text:style-name="P3">National Institute of Standards and Technology. (n.d.). About the Risk Management Framework (RMF). Retrieved from <text:a xlink:type="simple" xlink:href="https://csrc.nist.gov/projects/risk-management/about-rmf" text:style-name="Internet_20_link" text:visited-style-name="Visited_20_Internet_20_Link">https://csrc.nist.gov/projects/risk-management/about-rmf</text:a></text:p>
      <text:p text:style-name="P3"/>
      <text:p text:style-name="P3">National Institute of Standards and Technology. (2020). Assessing Security and Privacy Controls in Information Systems and Organizations. Special Publication 800-53A Revision 5 (Final). Retrieved from <text:a xlink:type="simple" xlink:href="https://csrc.nist.gov/publications/detail/sp/800-53a/rev-5/final" text:style-name="Internet_20_link" text:visited-style-name="Visited_20_Internet_20_Link">https://csrc.nist.gov/publications/detail/sp/800-53a/rev-5/final</text:a></text:p>
      <text:p text:style-name="P3"/>
      <text:p text:style-name="P3">National Institute of Standards and Technology. (2020). Security and Privacy Controls for Information Systems and Organizations. Special Publication 800-53 Revision 5 (Final). Retrieved from <text:a xlink:type="simple" xlink:href="https://csrc.nist.gov/publications/detail/sp/800-53/rev-5/final" text:style-name="Internet_20_link" text:visited-style-name="Visited_20_Internet_20_Link">https://csrc.nist.gov/publications/detail/sp/800-53/rev-5/final</text:a></text:p>
      <text:p text:style-name="P2"><text:soft-page-break/></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3-05-09T21:39:06.400149411</dc:date>
    <meta:editing-duration>PT3H25M2S</meta:editing-duration>
    <meta:editing-cycles>57</meta:editing-cycles>
    <meta:generator>LibreOffice/6.4.7.2$Linux_X86_64 LibreOffice_project/40$Build-2</meta:generator>
    <meta:document-statistic meta:table-count="0" meta:image-count="0" meta:object-count="0" meta:page-count="3" meta:paragraph-count="22" meta:word-count="618" meta:character-count="4789" meta:non-whitespace-character-count="4195"/>
  </office:meta>
</office:document-meta>
</file>